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2.661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eyexp_test-CIV-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1_kexprocIII47_kexprocIII8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24_kexprocIII4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26_kexprocIII3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2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2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2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2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3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3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3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3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4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4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4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4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5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5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5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5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9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9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9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09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0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0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0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0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1_kexprocIV01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1_kexprocIV06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1_kexprocIV07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V11_kexprocIV08_kexprocIII4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II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7" calcext:value-type="float">
            <text:p>117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II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8" calcext:value-type="float">
            <text:p>58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8" calcext:value-type="float">
            <text:p>58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8" calcext:value-type="float">
            <text:p>58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table:style-name="Default" office:value-type="string" calcext:value-type="string">
            <text:p>passw0rd</text:p>
          </table:table-cell>
          <table:table-cell table:style-name="Default" office:value-type="string" calcext:value-type="string">
            <text:p>_kexprocIV0_kexprocIV01_kexprocIV0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" calcext:value-type="float">
            <text:p>32</text:p>
          </table:table-cell>
        </table:table-row>
      </table:table>
      <table:named-expressions/>
      <table:database-ranges>
        <table:database-range table:name="__Anonymous_Sheet_DB__0" table:target-range-address="'keyexp_test-CIV-3'.A1:'keyexp_test-CIV-3'.D44" table:contains-header="false">
          <table:sort>
            <table:sort-by table:field-number="3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3T08:32:31.589340387</dc:date>
    <meta:editing-duration>PT15H58M40S</meta:editing-duration>
    <meta:editing-cycles>1</meta:editing-cycles>
    <meta:document-statistic meta:table-count="1" meta:cell-count="176" meta:object-count="0"/>
    <meta:generator>LibreOffice/6.3.4.2.0$Linux_X86_64 LibreOffice_project/30$Build-2</meta:generator>
  </office:meta>
</office:document-meta>
</file>